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2.3752in"/>
    </style:style>
    <style:style style:name="co4" style:family="table-column">
      <style:table-column-properties fo:break-before="auto" style:column-width="7.418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 style:data-style-name="N5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IMP for Market Prediction</text:p>
          </table:table-cell>
          <table:table-cell table:number-columns-repeated="1023"/>
        </table:table-row>
        <table:table-row table:style-name="ro1">
          <table:table-cell office:value-type="string">
            <text:p>Testing Dat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First Test</text:p>
          </table:table-cell>
          <table:table-cell office:value-type="string">
            <text:p>Second Test (if applicable)</text:p>
          </table:table-cell>
          <table:table-cell office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>
            <text:p>addWatchedStock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stock is visibly added to graph and list, but symbol is not removed from field, although user can simply replace it with a new symbol and add i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string">
            <text:p>failish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throws a “hissy fit” and stop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must restart after hissy fi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ertUser</text:p>
          </table:table-cell>
          <table:table-cell table:number-columns-repeated="4"/>
          <table:table-cell office:value-type="string">
            <text:p>use case not ye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valuateStock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not ye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tDat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sequence steps 1-4 are handled by addWatchedStock test. Test case is out of d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5-7 no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style-name="ce1" office:value-type="string">
            <text:p>8 – 10 no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11-16 handled by evaluate stock, test case out of d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aphData</text:p>
          </table:table-cell>
          <table:table-cell table:number-columns-repeated="4"/>
          <table:table-cell office:value-type="string">
            <text:p>Entirely handled by addWatchedStock and evaluateStock unless test case is not implemented as mark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not ye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office:value-type="string">
            <text:p>not ye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ifyAccount</text:p>
          </table:table-cell>
          <table:table-cell table:number-columns-repeated="4"/>
          <table:table-cell office:value-type="string">
            <text:p>Functionality removed, test case obsole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oveWatchedStock</text:p>
          </table:table-cell>
          <table:table-cell table:number-columns-repeated="4"/>
          <table:table-cell office:value-type="string">
            <text:p>Not implemen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Fail</text:p>
          </table:table-cell>
          <table:table-cell office:value-type="string">
            <text:p>UN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T</text:p>
          </table:table-cell>
          <table:table-cell/>
          <table:table-cell office:value-type="string">
            <text:p>pass</text:p>
          </table:table-cell>
          <table:table-cell table:number-columns-repeated="1020"/>
        </table:table-row>
        <table:table-row table:style-name="ro1" table:number-rows-repeated="65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5/06/2010</text:date>, <text:time>22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5-06T22:45:08</dc:date>
    <meta:editing-duration>PT00H23M45S</meta:editing-duration>
    <meta:editing-cycles>1</meta:editing-cycles>
    <meta:document-statistic meta:table-count="3" meta:cell-count="260" meta:object-count="0"/>
  </office:meta>
</office:document-meta>
</file>